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1167f" officeooo:paragraph-rsid="0011167f"/>
    </style:style>
    <style:style style:name="P2" style:family="paragraph" style:parent-style-name="Standard">
      <style:text-properties fo:font-size="20pt" officeooo:rsid="0011167f" officeooo:paragraph-rsid="0011167f" style:font-size-asian="17.5pt" style:font-size-complex="20pt"/>
    </style:style>
    <style:style style:name="P3" style:family="paragraph" style:parent-style-name="Standard">
      <style:text-properties fo:font-size="12pt" officeooo:rsid="0011167f" officeooo:paragraph-rsid="0011167f" style:font-size-asian="12pt" style:font-size-complex="12pt"/>
    </style:style>
    <style:style style:name="P4" style:family="paragraph" style:parent-style-name="Standard">
      <style:text-properties fo:font-size="12pt" officeooo:rsid="0011167f" officeooo:paragraph-rsid="001161c2" style:font-size-asian="12pt" style:font-size-complex="12pt"/>
    </style:style>
    <style:style style:name="P5" style:family="paragraph" style:parent-style-name="Standard">
      <style:text-properties fo:font-size="18pt" officeooo:rsid="001161c2" officeooo:paragraph-rsid="001161c2" style:font-size-asian="18pt" style:font-size-complex="18pt"/>
    </style:style>
    <style:style style:name="P6" style:family="paragraph" style:parent-style-name="Standard">
      <style:text-properties fo:font-size="14pt" officeooo:rsid="0011167f" officeooo:paragraph-rsid="0011167f" style:font-size-asian="14pt" style:font-size-complex="14pt"/>
    </style:style>
    <style:style style:name="P7" style:family="paragraph" style:parent-style-name="Standard">
      <style:paragraph-properties style:writing-mode="lr-tb"/>
      <style:text-properties style:font-name="sans-serif" fo:font-size="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6">Rushikesh yashwant chavan</text:p>
      <text:p text:style-name="P6">SE IT <text:s/>Batch : A</text:p>
      <text:p text:style-name="P6">Roll no. 12</text:p>
      <text:p text:style-name="P3"/>
      <text:p text:style-name="P5">assignment 3</text:p>
      <text:p text:style-name="P7">Problem Statement: </text:p>
      <text:p text:style-name="P7">Design and develop inheritance for a given case study, identify objects and relationships and implement inheritance wherever applicable. Employee class with Emp_name,Emp_id, Address, Mail_id, and Mobile_no as members. Inherit the classes, Programmer, Team Lead, Assistant Project Manager and Project Manager from employee class. Add Basic Pay (BP) as the member of all the inherited classes with 97% of BP as DA, 10 % of BP as HRA, 12% of BP as PF, 0.1% of BP for staff club fund. Generate pay slips for the employees with their gross and net salary.</text:p>
      <text:p text:style-name="P2"/>
      <text:p text:style-name="P2">Program</text:p>
      <text:p text:style-name="P3"/>
      <text:p text:style-name="P3">import java.util.Scanner;</text:p>
      <text:p text:style-name="P3">class employee</text:p>
      <text:p text:style-name="P3">{</text:p>
      <text:p text:style-name="P3"><text:tab/>int empid;</text:p>
      <text:p text:style-name="P3"><text:tab/>long mobile;</text:p>
      <text:p text:style-name="P3"><text:tab/>String name,address,mailid;</text:p>
      <text:p text:style-name="P3"><text:tab/>Scanner sc=new Scanner(System.in);</text:p>
      <text:p text:style-name="P3"><text:tab/>void getData()</text:p>
      <text:p text:style-name="P3"><text:tab/>{</text:p>
      <text:p text:style-name="P3"><text:tab/>System.out.println("Enter the name of employee: ");</text:p>
      <text:p text:style-name="P3"><text:tab/>name=sc.nextLine();</text:p>
      <text:p text:style-name="P3"><text:tab/>System.out.println("Enter the mail id of the employee: ");</text:p>
      <text:p text:style-name="P3"><text:tab/>mailid=sc.nextLine();</text:p>
      <text:p text:style-name="P3"><text:tab/>System.out.println("Enter the Address of employee: ");</text:p>
      <text:p text:style-name="P3"><text:tab/>address=sc.nextLine();</text:p>
      <text:p text:style-name="P3"><text:tab/>System.out.println("Enter the id of employe: ");</text:p>
      <text:p text:style-name="P3"><text:tab/>empid=sc.nextInt();</text:p>
      <text:p text:style-name="P3"><text:tab/>System.out.println("Enter the Mobile no. of employee: ");</text:p>
      <text:p text:style-name="P3"><text:tab/>mobile=sc.nextLong();</text:p>
      <text:p text:style-name="P4"><text:tab/>}</text:p>
      <text:p text:style-name="P4"><text:s text:c="13"/>void display()</text:p>
      <text:p text:style-name="P3"><text:tab/>{</text:p>
      <text:p text:style-name="P3"><text:tab/>System.out.println("\nName of employee: "+name);</text:p>
      <text:p text:style-name="P3"><text:s text:c="12"/>System.out.println("Employee ID: "+empid);</text:p>
      <text:p text:style-name="P3"><text:tab/>System.out.println("Address of Employee: "+address);</text:p>
      <text:p text:style-name="P3"><text:tab/>System.out.println("Mail IDof Employee: "+mailid);</text:p>
      <text:p text:style-name="P3"><text:tab/>System.out.println("Mobile no. of Employee: "+mobile);</text:p>
      <text:p text:style-name="P3"><text:tab/>}</text:p>
      <text:p text:style-name="P3"><text:soft-page-break/>}</text:p>
      <text:p text:style-name="P3">class programmer extends employee</text:p>
      <text:p text:style-name="P3">{</text:p>
      <text:p text:style-name="P3"><text:tab/>Scanner get=new Scanner(System.in);</text:p>
      <text:p text:style-name="P3"><text:tab/>double salary,bp,da,hra,pf,club,net,gross;</text:p>
      <text:p text:style-name="P3"><text:tab/>void getprogrammer()</text:p>
      <text:p text:style-name="P3"><text:tab/>{</text:p>
      <text:p text:style-name="P3"><text:tab/>System.out.println("Enter basic pay: ");</text:p>
      <text:p text:style-name="P3"><text:tab/>bp=get.nextDouble();</text:p>
      <text:p text:style-name="P3"><text:tab/>}</text:p>
      <text:p text:style-name="P3"><text:tab/>void calculateprog()</text:p>
      <text:p text:style-name="P3"><text:tab/>{</text:p>
      <text:p text:style-name="P3"><text:tab/>da=(0.97*bp);</text:p>
      <text:p text:style-name="P3"><text:tab/>hra=(0.10*bp);</text:p>
      <text:p text:style-name="P3"><text:tab/>pf=(0.12*bp);</text:p>
      <text:p text:style-name="P3"><text:tab/>club=(0.1*bp);</text:p>
      <text:p text:style-name="P3"><text:tab/>gross=(bp+da+hra);</text:p>
      <text:p text:style-name="P3"><text:tab/>net=(gross-pf-club);</text:p>
      <text:p text:style-name="P3"><text:tab/>System.out.println("\n\n****************************************************");</text:p>
      <text:p text:style-name="P3"><text:tab/>System.out.println("PAY SLIP FOR PROGRAMMER ");</text:p>
      <text:p text:style-name="P3"><text:tab/>System.out.println("****************************************************\n");</text:p>
      <text:p text:style-name="P3"><text:tab/>System.out.println("Basic pay: Rs. "+bp);</text:p>
      <text:p text:style-name="P3"><text:tab/>System.out.println("DA: Rs. "+da);</text:p>
      <text:p text:style-name="P3"><text:tab/>System.out.println("HRA: Rs. "+hra);</text:p>
      <text:p text:style-name="P3"><text:tab/>System.out.println("PF: Rs. "+pf);</text:p>
      <text:p text:style-name="P3"><text:tab/>System.out.println("CLUB: Rs. "+club);</text:p>
      <text:p text:style-name="P3"><text:tab/>System.out.println("GROSS PAY: Rs."+gross);</text:p>
      <text:p text:style-name="P3"><text:tab/>System.out.println("NET PAY: Rs. "+net);</text:p>
      <text:p text:style-name="P3"><text:tab/>}</text:p>
      <text:p text:style-name="P3">}</text:p>
      <text:p text:style-name="P3">class Asstprofessor extends employee</text:p>
      <text:p text:style-name="P3">{</text:p>
      <text:p text:style-name="P3"><text:tab/>Scanner get=new Scanner(System.in);</text:p>
      <text:p text:style-name="P3"><text:tab/>double salary,bp,da,hra,pf,club,net,gross;</text:p>
      <text:p text:style-name="P3"><text:tab/>void getasst()</text:p>
      <text:p text:style-name="P3"><text:tab/>{</text:p>
      <text:p text:style-name="P3"><text:tab/>System.out.println("Enter basic pay ");</text:p>
      <text:p text:style-name="P3"><text:tab/>bp=get.nextDouble();</text:p>
      <text:p text:style-name="P3"><text:tab/>}</text:p>
      <text:p text:style-name="P3"><text:tab/>void calculateasst()</text:p>
      <text:p text:style-name="P3"><text:tab/>{</text:p>
      <text:p text:style-name="P3"><text:tab/>da=(0.97*bp);</text:p>
      <text:p text:style-name="P3"><text:tab/>hra=(0.10*bp);</text:p>
      <text:p text:style-name="P3"><text:tab/>pf=(0.12*bp);</text:p>
      <text:p text:style-name="P3"><text:tab/>club=(0.1*bp);</text:p>
      <text:p text:style-name="P3"><text:tab/>gross=(bp+da+hra);</text:p>
      <text:p text:style-name="P3"><text:tab/>net=(gross-pf-club);</text:p>
      <text:p text:style-name="P3"><text:tab/>System.out.println("\n\n****************************************************");</text:p>
      <text:p text:style-name="P3"><text:tab/>System.out.println("PAY SLIP FOR ASSISTANT PROFESSOR ");</text:p>
      <text:p text:style-name="P3"><text:soft-page-break/><text:tab/>System.out.println("****************************************************\n");</text:p>
      <text:p text:style-name="P3"><text:tab/>System.out.println("Basic pay: Rs. "+bp);</text:p>
      <text:p text:style-name="P3"><text:tab/>System.out.println("DA: Rs. "+da);</text:p>
      <text:p text:style-name="P3"><text:tab/>System.out.println("HRA: Rs. "+hra);</text:p>
      <text:p text:style-name="P3"><text:tab/>System.out.println("PF: Rs. "+pf);</text:p>
      <text:p text:style-name="P3"><text:tab/>System.out.println("CLUB: Rs. "+club);</text:p>
      <text:p text:style-name="P3"><text:tab/>System.out.println("GROSS PAY: Rs."+gross);</text:p>
      <text:p text:style-name="P3"><text:tab/>System.out.println("NET PAY: Rs. "+net);</text:p>
      <text:p text:style-name="P3"><text:tab/>}</text:p>
      <text:p text:style-name="P3">}</text:p>
      <text:p text:style-name="P3">class Associateprofessor extends employee</text:p>
      <text:p text:style-name="P3">{</text:p>
      <text:p text:style-name="P3"><text:tab/>Scanner get=new Scanner(System.in);</text:p>
      <text:p text:style-name="P3"><text:tab/>double salary,bp,da,hra,pf,club,net,gross;</text:p>
      <text:p text:style-name="P3"><text:tab/>void getassociate()</text:p>
      <text:p text:style-name="P3"><text:tab/>{</text:p>
      <text:p text:style-name="P3"><text:tab/>System.out.println("Enter basic pay ");</text:p>
      <text:p text:style-name="P3"><text:tab/>bp=get.nextDouble();</text:p>
      <text:p text:style-name="P3"><text:tab/>}</text:p>
      <text:p text:style-name="P3"><text:tab/>void calculateassociate()</text:p>
      <text:p text:style-name="P3"><text:tab/>{</text:p>
      <text:p text:style-name="P3"><text:tab/>da=(0.97*bp);</text:p>
      <text:p text:style-name="P3"><text:tab/>hra=(0.10*bp);</text:p>
      <text:p text:style-name="P3"><text:tab/>pf=(0.12*bp);</text:p>
      <text:p text:style-name="P3"><text:tab/>club=(0.1*bp);</text:p>
      <text:p text:style-name="P3"><text:tab/>gross=(bp+da+hra);</text:p>
      <text:p text:style-name="P3"><text:tab/>net=(gross-pf-club);</text:p>
      <text:p text:style-name="P3"><text:tab/>System.out.println("\n\n****************************************************");</text:p>
      <text:p text:style-name="P3"><text:tab/>System.out.println("PAY SLIP FOR ASSOCIATE PROFESSOR ");</text:p>
      <text:p text:style-name="P3"><text:tab/>System.out.println("****************************************************\n");</text:p>
      <text:p text:style-name="P3"><text:tab/>System.out.println("Basic pay: Rs. "+bp);</text:p>
      <text:p text:style-name="P3"><text:tab/>System.out.println("DA: Rs. "+da);</text:p>
      <text:p text:style-name="P3"><text:tab/>System.out.println("HRA: Rs. "+hra);</text:p>
      <text:p text:style-name="P3"><text:tab/>System.out.println("PF: Rs. "+pf);</text:p>
      <text:p text:style-name="P3"><text:tab/>System.out.println("CLUB: Rs. "+club);</text:p>
      <text:p text:style-name="P3"><text:tab/>System.out.println("GROSS PAY: Rs."+gross);</text:p>
      <text:p text:style-name="P3"><text:tab/>System.out.println("NET PAY: Rs. "+net);</text:p>
      <text:p text:style-name="P3"><text:tab/>}</text:p>
      <text:p text:style-name="P3">}</text:p>
      <text:p text:style-name="P3">class Professor extends employee</text:p>
      <text:p text:style-name="P3">{</text:p>
      <text:p text:style-name="P3"><text:tab/>Scanner get=new Scanner(System.in);</text:p>
      <text:p text:style-name="P3"><text:tab/>double salary,bp,da,hra,pf,club,net,gross;</text:p>
      <text:p text:style-name="P3"><text:tab/>void getprofessor()</text:p>
      <text:p text:style-name="P3"><text:tab/>{</text:p>
      <text:p text:style-name="P3"><text:tab/>System.out.println("Enter basic pay ");</text:p>
      <text:p text:style-name="P3"><text:tab/>bp=get.nextDouble();</text:p>
      <text:p text:style-name="P3"><text:tab/>}</text:p>
      <text:p text:style-name="P3"><text:tab/>void calculateprofessor()</text:p>
      <text:p text:style-name="P3"><text:soft-page-break/><text:tab/>{</text:p>
      <text:p text:style-name="P3"><text:tab/>da=(0.97*bp);</text:p>
      <text:p text:style-name="P3"><text:tab/>hra=(0.10*bp);</text:p>
      <text:p text:style-name="P3"><text:tab/>pf=(0.12*bp);</text:p>
      <text:p text:style-name="P3"><text:tab/>club=(0.1*bp);</text:p>
      <text:p text:style-name="P3"><text:tab/>gross=(bp+da+hra);</text:p>
      <text:p text:style-name="P3"><text:tab/>net=(gross-pf-club);</text:p>
      <text:p text:style-name="P3"><text:tab/>System.out.println("\n\n****************************************************");</text:p>
      <text:p text:style-name="P3"><text:tab/>System.out.println("PAY SLIP FOR PROFESSOR ");</text:p>
      <text:p text:style-name="P3"><text:tab/>System.out.println("****************************************************\n");</text:p>
      <text:p text:style-name="P3"><text:tab/>System.out.println("Basic pay: Rs. "+bp);</text:p>
      <text:p text:style-name="P3"><text:tab/>System.out.println("DA: Rs. "+da);</text:p>
      <text:p text:style-name="P3"><text:tab/>System.out.println("HRA: Rs. "+hra);</text:p>
      <text:p text:style-name="P3"><text:tab/>System.out.println("PF: Rs. "+pf);</text:p>
      <text:p text:style-name="P3"><text:tab/>System.out.println("CLUB: Rs. "+club);</text:p>
      <text:p text:style-name="P3"><text:tab/>System.out.println("GROSS PAY: Rs."+gross);</text:p>
      <text:p text:style-name="P3"><text:tab/>System.out.println("NET PAY: Rs. "+net);</text:p>
      <text:p text:style-name="P3"><text:tab/>}</text:p>
      <text:p text:style-name="P3">}</text:p>
      <text:p text:style-name="P3">public class salary_a3</text:p>
      <text:p text:style-name="P3">{</text:p>
      <text:p text:style-name="P3"><text:tab/>public static void main (String [] args)</text:p>
      <text:p text:style-name="P3"><text:tab/>{</text:p>
      <text:p text:style-name="P3"><text:tab/>int choice,cont;</text:p>
      <text:p text:style-name="P3"><text:tab/>do</text:p>
      <text:p text:style-name="P3"><text:tab/>{</text:p>
      <text:p text:style-name="P3"><text:tab/><text:tab/>System.out.println("\n\nPAYROLL");</text:p>
      <text:p text:style-name="P3"/>
      <text:p text:style-name="P3">System.out.println("1.PROGRAMMER \n2.ASSISTANT PROFESSOR \n3.ASSOCIATE PROFESSOR \n4.PROFESSOR");</text:p>
      <text:p text:style-name="P3"><text:tab/><text:tab/>Scanner c= new Scanner(System.in);</text:p>
      <text:p text:style-name="P3"><text:tab/><text:tab/>System.out.println("Enter Choice: ");</text:p>
      <text:p text:style-name="P3"><text:tab/><text:tab/>choice=c.nextInt();</text:p>
      <text:p text:style-name="P3"><text:tab/><text:tab/>switch(choice)</text:p>
      <text:p text:style-name="P3"><text:tab/><text:tab/>{</text:p>
      <text:p text:style-name="P3"><text:tab/><text:tab/>case 1:</text:p>
      <text:p text:style-name="P3"><text:tab/><text:tab/><text:tab/>{</text:p>
      <text:p text:style-name="P3"><text:tab/><text:tab/><text:tab/>programmer p=new programmer();</text:p>
      <text:p text:style-name="P3"><text:tab/><text:tab/><text:tab/>p.getData();</text:p>
      <text:p text:style-name="P3"><text:tab/><text:tab/><text:tab/>p.getprogrammer();</text:p>
      <text:p text:style-name="P3"><text:tab/><text:tab/><text:tab/>p.display();</text:p>
      <text:p text:style-name="P3"><text:tab/><text:tab/><text:tab/>p.calculateprog();</text:p>
      <text:p text:style-name="P3"><text:tab/><text:tab/><text:tab/>break;</text:p>
      <text:p text:style-name="P3"><text:tab/><text:tab/><text:tab/>}</text:p>
      <text:p text:style-name="P3"><text:tab/><text:tab/>case 2:</text:p>
      <text:p text:style-name="P3"><text:tab/><text:tab/><text:tab/>{</text:p>
      <text:p text:style-name="P3"><text:tab/><text:tab/><text:tab/>Asstprofessor asst=new Asstprofessor();</text:p>
      <text:p text:style-name="P3"><text:tab/><text:tab/><text:tab/>asst.getData();</text:p>
      <text:p text:style-name="P3"><text:tab/><text:tab/><text:tab/>asst.getasst();</text:p>
      <text:p text:style-name="P3"><text:soft-page-break/><text:tab/><text:tab/><text:tab/>asst.display();</text:p>
      <text:p text:style-name="P3"><text:tab/><text:tab/><text:tab/>asst.calculateasst();</text:p>
      <text:p text:style-name="P3"><text:tab/><text:tab/><text:tab/>break;</text:p>
      <text:p text:style-name="P3"><text:tab/><text:tab/><text:tab/>}</text:p>
      <text:p text:style-name="P3"><text:tab/><text:tab/>case 3:</text:p>
      <text:p text:style-name="P3"><text:tab/><text:tab/><text:tab/>{</text:p>
      <text:p text:style-name="P3"><text:tab/><text:tab/><text:tab/>Associateprofessor asso=new Associateprofessor();</text:p>
      <text:p text:style-name="P3"><text:tab/><text:tab/><text:tab/>asso.getData();</text:p>
      <text:p text:style-name="P3"><text:tab/><text:tab/><text:tab/>asso.getassociate();</text:p>
      <text:p text:style-name="P3"><text:tab/><text:tab/><text:tab/>asso.display();</text:p>
      <text:p text:style-name="P3"><text:tab/><text:tab/><text:tab/>asso.calculateassociate();</text:p>
      <text:p text:style-name="P3"><text:tab/><text:tab/><text:tab/>break;</text:p>
      <text:p text:style-name="P3"><text:tab/><text:tab/><text:tab/>}</text:p>
      <text:p text:style-name="P3"><text:tab/><text:tab/>case 4:</text:p>
      <text:p text:style-name="P3"><text:tab/><text:tab/><text:tab/>{</text:p>
      <text:p text:style-name="P3"><text:tab/><text:tab/><text:tab/>Professor prof=new Professor();</text:p>
      <text:p text:style-name="P3"><text:tab/><text:tab/><text:tab/>prof.getData();</text:p>
      <text:p text:style-name="P3"><text:tab/><text:tab/><text:tab/>prof.getprofessor();</text:p>
      <text:p text:style-name="P3"><text:tab/><text:tab/><text:tab/>prof.display();</text:p>
      <text:p text:style-name="P3"><text:tab/><text:tab/><text:tab/>prof.calculateprofessor();</text:p>
      <text:p text:style-name="P3"><text:tab/><text:tab/><text:tab/>break;</text:p>
      <text:p text:style-name="P3"><text:tab/><text:tab/><text:tab/>}</text:p>
      <text:p text:style-name="P3">}</text:p>
      <text:p text:style-name="P3">System.out.println("Please Enter 0 to quite and 1 to continue: ");<text:tab/><text:tab/></text:p>
      <text:p text:style-name="P3">cont=c.nextInt();</text:p>
      <text:p text:style-name="P3">}</text:p>
      <text:p text:style-name="P3">while(cont==1);</text:p>
      <text:p text:style-name="P3">}</text:p>
      <text:p text:style-name="P3">}</text:p>
      <text:p text:style-name="P3"></text:p>
      <text:p text:style-name="P2"></text:p>
      <text:p text:style-name="P2">OUTPUT</text:p>
      <text:p text:style-name="P2"/>
      <text:p text:style-name="P1">[admin@localhost ~]$ cd se12rushi</text:p>
      <text:p text:style-name="P1">[admin@localhost se12rushi]$ javac salary_a3.java</text:p>
      <text:p text:style-name="P1">[admin@localhost se12rushi]$ java salary_a3</text:p>
      <text:p text:style-name="P1"></text:p>
      <text:p text:style-name="P1">PAYROLL</text:p>
      <text:p text:style-name="P1">1.PROGRAMMER </text:p>
      <text:p text:style-name="P1">2.ASSISTANT PROFESSOR </text:p>
      <text:p text:style-name="P1">3.ASSOCIATE PROFESSOR </text:p>
      <text:p text:style-name="P1">4.PROFESSOR</text:p>
      <text:p text:style-name="P1">Enter Choice: </text:p>
      <text:p text:style-name="P1">1 </text:p>
      <text:p text:style-name="P1">Enter the name of employee: </text:p>
      <text:p text:style-name="P1">Rohan ghanwat</text:p>
      <text:p text:style-name="P1">Enter the mail id of the employee: </text:p>
      <text:p text:style-name="P1"><text:soft-page-break/>rohan2003@gmail.com</text:p>
      <text:p text:style-name="P1">Enter the Address of employee: </text:p>
      <text:p text:style-name="P1">jejuri</text:p>
      <text:p text:style-name="P1">Enter the id of employe: </text:p>
      <text:p text:style-name="P1">11740</text:p>
      <text:p text:style-name="P1">Enter the Mobile no. of employee: </text:p>
      <text:p text:style-name="P1">1234567891</text:p>
      <text:p text:style-name="P1">Enter basic pay: </text:p>
      <text:p text:style-name="P1">60000</text:p>
      <text:p text:style-name="P1"></text:p>
      <text:p text:style-name="P1">Name of employee: Rohan ghanwat</text:p>
      <text:p text:style-name="P1">Employee ID: 11740</text:p>
      <text:p text:style-name="P1">Address of Employee: jejuri</text:p>
      <text:p text:style-name="P1">Mail IDof Employee: rohan2003@gmail.com</text:p>
      <text:p text:style-name="P1">Mobile no. of Employee: 1234567891</text:p>
      <text:p text:style-name="P1"></text:p>
      <text:p text:style-name="P1">****************************************************</text:p>
      <text:p text:style-name="P1">PAY SLIP FOR PROGRAMMER </text:p>
      <text:p text:style-name="P1">****************************************************</text:p>
      <text:p text:style-name="P1"></text:p>
      <text:p text:style-name="P1">Basic pay: Rs. 60000.0</text:p>
      <text:p text:style-name="P1">DA: Rs. 58200.0</text:p>
      <text:p text:style-name="P1">HRA: Rs. 6000.0</text:p>
      <text:p text:style-name="P1">PF: Rs. 7200.0</text:p>
      <text:p text:style-name="P1">CLUB: Rs. 6000.0</text:p>
      <text:p text:style-name="P1">GROSS PAY: Rs.124200.0</text:p>
      <text:p text:style-name="P1">NET PAY: Rs. 111000.0</text:p>
      <text:p text:style-name="P1">Please Enter 0 to quite and 1 to continue: </text:p>
      <text:p text:style-name="P1">1</text:p>
      <text:p text:style-name="P1"></text:p>
      <text:p text:style-name="P1">PAYROLL</text:p>
      <text:p text:style-name="P1">1.PROGRAMMER </text:p>
      <text:p text:style-name="P1">2.ASSISTANT PROFESSOR </text:p>
      <text:p text:style-name="P1">3.ASSOCIATE PROFESSOR </text:p>
      <text:p text:style-name="P1">4.PROFESSOR</text:p>
      <text:p text:style-name="P1">Enter Choice: </text:p>
      <text:p text:style-name="P1">2</text:p>
      <text:p text:style-name="P1">Enter the name of employee: </text:p>
      <text:p text:style-name="P1">Darshan</text:p>
      <text:p text:style-name="P1">Enter the mail id of the employee: </text:p>
      <text:p text:style-name="P1">darshan3435@gmail.com</text:p>
      <text:p text:style-name="P1">Enter the Address of employee: </text:p>
      <text:p text:style-name="P1">pashan</text:p>
      <text:p text:style-name="P1">Enter the id of employe: </text:p>
      <text:p text:style-name="P1">4567</text:p>
      <text:p text:style-name="P1">Enter the Mobile no. of employee: </text:p>
      <text:p text:style-name="P1">4578302683</text:p>
      <text:p text:style-name="P1">Enter basic pay </text:p>
      <text:p text:style-name="P1">70000</text:p>
      <text:p text:style-name="P1"><text:soft-page-break/></text:p>
      <text:p text:style-name="P1">Name of employee: Darshan</text:p>
      <text:p text:style-name="P1">Employee ID: 4567</text:p>
      <text:p text:style-name="P1">Address of Employee: pashan</text:p>
      <text:p text:style-name="P1">Mail IDof Employee: darshan3435@gmail.com</text:p>
      <text:p text:style-name="P1">Mobile no. of Employee: 4578302683</text:p>
      <text:p text:style-name="P1"></text:p>
      <text:p text:style-name="P1">****************************************************</text:p>
      <text:p text:style-name="P1">PAY SLIP FOR ASSISTANT PROFESSOR </text:p>
      <text:p text:style-name="P1">****************************************************</text:p>
      <text:p text:style-name="P1"></text:p>
      <text:p text:style-name="P1">Basic pay: Rs. 70000.0</text:p>
      <text:p text:style-name="P1">DA: Rs. 67900.0</text:p>
      <text:p text:style-name="P1">HRA: Rs. 7000.0</text:p>
      <text:p text:style-name="P1">PF: Rs. 8400.0</text:p>
      <text:p text:style-name="P1">CLUB: Rs. 7000.0</text:p>
      <text:p text:style-name="P1">GROSS PAY: Rs.144900.0</text:p>
      <text:p text:style-name="P1">NET PAY: Rs. 129500.0</text:p>
      <text:p text:style-name="P1">Please Enter 0 to quite and 1 to continue: </text:p>
      <text:p text:style-name="P1">1</text:p>
      <text:p text:style-name="P1"></text:p>
      <text:p text:style-name="P1">PAYROLL</text:p>
      <text:p text:style-name="P1">1.PROGRAMMER </text:p>
      <text:p text:style-name="P1">2.ASSISTANT PROFESSOR </text:p>
      <text:p text:style-name="P1">3.ASSOCIATE PROFESSOR </text:p>
      <text:p text:style-name="P1">4.PROFESSOR</text:p>
      <text:p text:style-name="P1">Enter Choice: </text:p>
      <text:p text:style-name="P1">3</text:p>
      <text:p text:style-name="P1">Enter the name of employee: </text:p>
      <text:p text:style-name="P1">raj jadhav</text:p>
      <text:p text:style-name="P1">Enter the mail id of the employee: </text:p>
      <text:p text:style-name="P1">rajjadhav89752gmail.com</text:p>
      <text:p text:style-name="P1">Enter the Address of employee: </text:p>
      <text:p text:style-name="P1">alandi</text:p>
      <text:p text:style-name="P1">Enter the id of employe: </text:p>
      <text:p text:style-name="P1">4567</text:p>
      <text:p text:style-name="P1">Enter the Mobile no. of employee: </text:p>
      <text:p text:style-name="P1">8805858073</text:p>
      <text:p text:style-name="P1">Enter basic pay </text:p>
      <text:p text:style-name="P1">97000</text:p>
      <text:p text:style-name="P1"></text:p>
      <text:p text:style-name="P1">Name of employee: raj jadhav</text:p>
      <text:p text:style-name="P1">Employee ID: 4567</text:p>
      <text:p text:style-name="P1">Address of Employee: alandi</text:p>
      <text:p text:style-name="P1">Mail IDof Employee: rajjadhav89752gmail.com</text:p>
      <text:p text:style-name="P1">Mobile no. of Employee: 8805858073</text:p>
      <text:p text:style-name="P1"></text:p>
      <text:p text:style-name="P1">****************************************************</text:p>
      <text:p text:style-name="P1">PAY SLIP FOR ASSOCIATE PROFESSOR </text:p>
      <text:p text:style-name="P1"><text:soft-page-break/>****************************************************</text:p>
      <text:p text:style-name="P1"></text:p>
      <text:p text:style-name="P1">Basic pay: Rs. 97000.0</text:p>
      <text:p text:style-name="P1">DA: Rs. 94090.0</text:p>
      <text:p text:style-name="P1">HRA: Rs. 9700.0</text:p>
      <text:p text:style-name="P1">PF: Rs. 11640.0</text:p>
      <text:p text:style-name="P1">CLUB: Rs. 9700.0</text:p>
      <text:p text:style-name="P1">GROSS PAY: Rs.200790.0</text:p>
      <text:p text:style-name="P1">NET PAY: Rs. 179450.0</text:p>
      <text:p text:style-name="P1">Please Enter 0 to quite and 1 to continue: </text:p>
      <text:p text:style-name="P1">1</text:p>
      <text:p text:style-name="P1"></text:p>
      <text:p text:style-name="P1"></text:p>
      <text:p text:style-name="P1">PAYROLL</text:p>
      <text:p text:style-name="P1">1.PROGRAMMER </text:p>
      <text:p text:style-name="P1">2.ASSISTANT PROFESSOR </text:p>
      <text:p text:style-name="P1">3.ASSOCIATE PROFESSOR </text:p>
      <text:p text:style-name="P1">4.PROFESSOR</text:p>
      <text:p text:style-name="P1">Enter Choice: </text:p>
      <text:p text:style-name="P1">4</text:p>
      <text:p text:style-name="P1">Enter the name of employee: </text:p>
      <text:p text:style-name="P1">vijay kulkarni</text:p>
      <text:p text:style-name="P1">Enter the mail id of the employee: </text:p>
      <text:p text:style-name="P1">vijaykulkarni007@gmail.com</text:p>
      <text:p text:style-name="P1">Enter the Address of employee: </text:p>
      <text:p text:style-name="P1">hadapsar</text:p>
      <text:p text:style-name="P1">Enter the id of employe: </text:p>
      <text:p text:style-name="P1">007</text:p>
      <text:p text:style-name="P1">Enter the Mobile no. of employee: </text:p>
      <text:p text:style-name="P1">897545007</text:p>
      <text:p text:style-name="P1">Enter basic pay </text:p>
      <text:p text:style-name="P1">100000</text:p>
      <text:p text:style-name="P1"></text:p>
      <text:p text:style-name="P1">Name of employee: vijay kulkarni</text:p>
      <text:p text:style-name="P1">Employee ID: 7</text:p>
      <text:p text:style-name="P1">Address of Employee: hadapsar</text:p>
      <text:p text:style-name="P1">Mail IDof Employee: vijaykulkarni007@gmail.com</text:p>
      <text:p text:style-name="P1">Mobile no. of Employee: 897545007</text:p>
      <text:p text:style-name="P1"></text:p>
      <text:p text:style-name="P1">****************************************************</text:p>
      <text:p text:style-name="P1">PAY SLIP FOR PROFESSOR </text:p>
      <text:p text:style-name="P1">****************************************************</text:p>
      <text:p text:style-name="P1"></text:p>
      <text:p text:style-name="P1">Basic pay: Rs. 100000.0</text:p>
      <text:p text:style-name="P1">DA: Rs. 97000.0</text:p>
      <text:p text:style-name="P1">HRA: Rs. 10000.0</text:p>
      <text:p text:style-name="P1">PF: Rs. 12000.0</text:p>
      <text:p text:style-name="P1">CLUB: Rs. 10000.0</text:p>
      <text:p text:style-name="P1">GROSS PAY: Rs.207000.0</text:p>
      <text:p text:style-name="P1"><text:soft-page-break/>NET PAY: Rs. 185000.0</text:p>
      <text:p text:style-name="P1">Please Enter 0 to quite and 1 to continue: </text:p>
      <text:p text:style-name="P1">^C[admin@localhost se12rush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 </meta:initial-creator>
    <meta:creation-date>2022-11-04T11:18:48.377961716</meta:creation-date>
    <dc:date>2022-11-04T11:29:36.983993412</dc:date>
    <dc:creator>Admin </dc:creator>
    <meta:editing-duration>PT4M24S</meta:editing-duration>
    <meta:editing-cycles>2</meta:editing-cycles>
    <meta:generator>LibreOffice/4.1.3.2$Linux_X86_64 LibreOffice_project/410$Build-2</meta:generator>
    <meta:document-statistic meta:table-count="0" meta:image-count="0" meta:object-count="0" meta:page-count="9" meta:paragraph-count="376" meta:word-count="973" meta:character-count="9349" meta:non-whitespace-character-count="8026"/>
  </office:meta>
</office:document-meta>
</file>